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明朝" svg:font-family="IPA明朝" style:font-family-generic="roman" style:font-pitch="fixed"/>
    <style:font-face style:name="Javanese Text" svg:font-family="'Javanese Text'" style:font-pitch="variable"/>
    <style:font-face style:name="Linux Libertine Display G" svg:font-family="'Linux Libertine Display G'" style:font-pitch="variable"/>
    <style:font-face style:name="MV Boli" svg:font-family="'MV Boli'" style:font-pitch="variable"/>
    <style:font-face style:name="Nyala" svg:font-family="Nyala" style:font-pitch="variable"/>
    <style:font-face style:name="IPAexゴシック" svg:font-family="IPAexゴシック" style:font-family-generic="modern" style:font-pitch="variable"/>
    <style:font-face style:name="Andalus" svg:font-family="Andalu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skoola Pota" svg:font-family="'Iskoola Pota'" style:font-family-generic="swiss" style:font-pitch="variable"/>
    <style:font-face style:name="Segoe Script" svg:font-family="'Segoe Script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0099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draw:fill="none" fo:min-height="1.022cm"/>
    </style:style>
    <style:style style:name="gr10" style:family="graphic" style:parent-style-name="standard">
      <style:graphic-properties draw:stroke="none" svg:stroke-color="#000000" draw:fill="none" draw:fill-color="#ffffff" fo:min-height="2cm"/>
    </style:style>
    <style:style style:name="gr11" style:family="graphic" style:parent-style-name="objectwithoutfill">
      <style:graphic-properties svg:stroke-width="0.05cm" svg:stroke-color="#0099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314004" draw:fill="solid" draw:fill-color="#31400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PAexゴシック" fo:font-size="12pt" style:font-name-asian="IPAexゴシック" style:font-size-asian="12pt" style:font-size-complex="12pt"/>
    </style:style>
    <style:style style:name="P3" style:family="paragraph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end"/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" style:family="text">
      <style:text-properties style:font-name="IPAexゴシック" fo:font-size="12pt" style:font-name-asian="IPAexゴシック" style:font-size-asian="12pt" style:font-size-complex="12pt"/>
    </style:style>
    <style:style style:name="T2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style:style style:name="T5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12.6cm" svg:x2="4cm" svg:y2="6.9cm">
          <text:p/>
        </draw:line>
        <draw:line draw:style-name="gr1" draw:text-style-name="P1" draw:layer="layout" svg:x1="4cm" svg:y1="12.6cm" svg:x2="10.9cm" svg:y2="12.6cm">
          <text:p/>
        </draw:line>
        <draw:path draw:style-name="gr2" draw:text-style-name="P1" draw:layer="layout" svg:width="4.855cm" svg:height="3.699cm" svg:x="4.811cm" svg:y="8.2cm" svg:viewBox="0 0 4856 3700" svg:d="M0 3700c1196-2527 1900-2798 2815-1805s2041-1895 2041-1895">
          <text:p/>
        </draw:path>
        <draw:line draw:style-name="gr3" draw:text-style-name="P1" draw:layer="layout" svg:x1="4.5cm" svg:y1="10.9cm" svg:x2="10.3cm" svg:y2="8.5cm">
          <text:p/>
        </draw:line>
        <draw:line draw:style-name="gr4" draw:text-style-name="P1" draw:layer="layout" svg:x1="5.8cm" svg:y1="10cm" svg:x2="6.8cm" svg:y2="9.334cm">
          <text:p/>
        </draw:line>
        <draw:line draw:style-name="gr4" draw:text-style-name="P1" draw:layer="layout" svg:x1="7.4cm" svg:y1="10.1cm" svg:x2="8.4cm" svg:y2="10.6cm">
          <text:p/>
        </draw:line>
        <draw:line draw:style-name="gr4" draw:text-style-name="P1" draw:layer="layout" svg:x1="9.2cm" svg:y1="9.4cm" svg:x2="8.4cm" svg:y2="10.3cm">
          <text:p/>
        </draw:line>
        <draw:line draw:style-name="gr4" draw:text-style-name="P1" draw:layer="layout" svg:x1="6.8cm" svg:y1="9.4cm" svg:x2="7.8cm" svg:y2="10cm">
          <text:p/>
        </draw:line>
        <draw:line draw:style-name="gr4" draw:text-style-name="P1" draw:layer="layout" svg:x1="4.7cm" svg:y1="12cm" svg:x2="5.3cm" svg:y2="10.9cm">
          <text:p/>
        </draw:line>
        <draw:line draw:style-name="gr5" draw:text-style-name="P1" draw:layer="layout" svg:x1="4.9cm" svg:y1="8.6cm" svg:x2="6.3cm" svg:y2="9.6cm">
          <text:p/>
        </draw:line>
        <draw:line draw:style-name="gr5" draw:text-style-name="P1" draw:layer="layout" svg:x1="4.8cm" svg:y1="8.6cm" svg:x2="8.8cm" svg:y2="9.8cm">
          <text:p/>
        </draw:line>
        <draw:line draw:style-name="gr5" draw:text-style-name="P1" draw:layer="layout" svg:x1="4.9cm" svg:y1="8.6cm" svg:x2="5cm" svg:y2="11.3cm">
          <text:p/>
        </draw:line>
        <draw:frame draw:style-name="gr6" draw:text-style-name="P2" draw:layer="layout" svg:width="5.1cm" svg:height="1.167cm" svg:x="3.5cm" svg:y="7.4cm">
          <draw:text-box>
            <text:p text:style-name="P2"><text:span text:style-name="T1">瞬間の速さ</text:span></text:p>
            <text:p text:style-name="P2"><text:span text:style-name="T1">（各時刻ごとの傾き）</text:span></text:p>
          </draw:text-box>
        </draw:frame>
        <draw:line draw:style-name="gr7" draw:text-style-name="P1" draw:layer="layout" svg:x1="5.6cm" svg:y1="12.6cm" svg:x2="5.6cm" svg:y2="10.4cm">
          <text:p/>
        </draw:line>
        <draw:line draw:style-name="gr7" draw:text-style-name="P1" draw:layer="layout" svg:x1="4cm" svg:y1="10.455cm" svg:x2="5.6cm" svg:y2="10.455cm">
          <text:p/>
        </draw:line>
        <draw:line draw:style-name="gr7" draw:text-style-name="P1" draw:layer="layout" svg:x1="9.3cm" svg:y1="8.9cm" svg:x2="4cm" svg:y2="8.9cm">
          <text:p/>
        </draw:line>
        <draw:line draw:style-name="gr7" draw:text-style-name="P1" draw:layer="layout" svg:x1="9.3cm" svg:y1="8.9cm" svg:x2="9.3cm" svg:y2="12.6cm">
          <text:p/>
        </draw:line>
        <draw:frame draw:style-name="gr8" draw:text-style-name="P3" draw:layer="layout" svg:width="1.4cm" svg:height="1.271cm" svg:x="6.7cm" svg:y="11.429cm">
          <draw:text-box>
            <text:p text:style-name="P3"><text:span text:style-name="T2">Δt</text:span></text:p>
          </draw:text-box>
        </draw:frame>
        <draw:frame draw:style-name="gr8" draw:text-style-name="P3" draw:layer="layout" svg:width="0.9cm" svg:height="1.271cm" svg:x="3cm" svg:y="6.729cm">
          <draw:text-box>
            <text:p text:style-name="P3"><text:span text:style-name="T2">x</text:span></text:p>
          </draw:text-box>
        </draw:frame>
        <draw:frame draw:style-name="gr8" draw:text-style-name="P3" draw:layer="layout" svg:width="2.3cm" svg:height="1.284cm" svg:x="1.7cm" svg:y="8.249cm">
          <draw:text-box>
            <text:p text:style-name="P4"><text:span text:style-name="T2">x</text:span><text:span text:style-name="T3">2</text:span><text:span text:style-name="T4">(</text:span><text:span text:style-name="T2">t</text:span><text:span text:style-name="T3">2</text:span><text:span text:style-name="T4">)</text:span></text:p>
          </draw:text-box>
        </draw:frame>
        <draw:frame draw:style-name="gr8" draw:text-style-name="P3" draw:layer="layout" svg:width="2.3cm" svg:height="1.284cm" svg:x="1.7cm" svg:y="9.8cm">
          <draw:text-box>
            <text:p text:style-name="P4"><text:span text:style-name="T2">x</text:span><text:span text:style-name="T3">1</text:span><text:span text:style-name="T4">(</text:span><text:span text:style-name="T2">t</text:span><text:span text:style-name="T3">1</text:span><text:span text:style-name="T4">)</text:span></text:p>
          </draw:text-box>
        </draw:frame>
        <draw:line draw:style-name="gr4" draw:text-style-name="P1" draw:layer="layout" svg:x1="3.8cm" svg:y1="10.46cm" svg:x2="4.2cm" svg:y2="10.46cm">
          <text:p/>
        </draw:line>
        <draw:line draw:style-name="gr4" draw:text-style-name="P1" draw:layer="layout" svg:x1="3.825cm" svg:y1="8.891cm" svg:x2="4.225cm" svg:y2="8.891cm">
          <text:p/>
        </draw:line>
        <draw:line draw:style-name="gr4" draw:text-style-name="P1" draw:layer="layout" svg:x1="5.6cm" svg:y1="12.8cm" svg:x2="5.6cm" svg:y2="12.4cm">
          <text:p/>
        </draw:line>
        <draw:line draw:style-name="gr4" draw:text-style-name="P1" draw:layer="layout" svg:x1="9.291cm" svg:y1="12.825cm" svg:x2="9.291cm" svg:y2="12.425cm">
          <text:p/>
        </draw:line>
        <draw:frame draw:style-name="gr9" draw:text-style-name="P4" draw:layer="layout" svg:width="1.006cm" svg:height="1.272cm" svg:x="5.1cm" svg:y="12.6cm">
          <draw:text-box>
            <text:p text:style-name="P4"><text:span text:style-name="T2">t</text:span><text:span text:style-name="T3">1</text:span></text:p>
          </draw:text-box>
        </draw:frame>
        <draw:frame draw:style-name="gr9" draw:text-style-name="P4" draw:layer="layout" svg:width="1.006cm" svg:height="1.272cm" svg:x="8.794cm" svg:y="12.628cm">
          <draw:text-box>
            <text:p text:style-name="P4"><text:span text:style-name="T2">t</text:span><text:span text:style-name="T3">2</text:span></text:p>
          </draw:text-box>
        </draw:frame>
        <draw:frame draw:style-name="gr10" draw:layer="layout" svg:width="5.1cm" svg:height="2.25cm" svg:x="9.5cm" svg:y="9.5cm">
          <draw:text-box>
            <text:p><text:span text:style-name="T2">t</text:span><text:span text:style-name="T3">1</text:span><text:span text:style-name="T5">から</text:span><text:span text:style-name="T2">t</text:span><text:span text:style-name="T3">2</text:span><text:span text:style-name="T5">までの</text:span></text:p>
            <text:p>平均の速さ</text:p>
          </draw:text-box>
        </draw:frame>
        <draw:line draw:style-name="gr11" draw:text-style-name="P1" draw:layer="layout" svg:x1="10.2cm" svg:y1="9.7cm" svg:x2="10cm" svg:y2="8.7cm">
          <text:p/>
        </draw:line>
        <draw:custom-shape draw:style-name="gr12" draw:text-style-name="P1" draw:layer="layout" svg:width="0.1cm" svg:height="0.1cm" svg:x="5.55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cm" svg:height="0.1cm" svg:x="9.255cm" svg:y="8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cm" svg:y1="12.5cm" svg:x2="9.3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明朝" svg:font-family="IPA明朝" style:font-family-generic="roman" style:font-pitch="fixed"/>
    <style:font-face style:name="Javanese Text" svg:font-family="'Javanese Text'" style:font-pitch="variable"/>
    <style:font-face style:name="Linux Libertine Display G" svg:font-family="'Linux Libertine Display G'" style:font-pitch="variable"/>
    <style:font-face style:name="MV Boli" svg:font-family="'MV Boli'" style:font-pitch="variable"/>
    <style:font-face style:name="Nyala" svg:font-family="Nyala" style:font-pitch="variable"/>
    <style:font-face style:name="IPAexゴシック" svg:font-family="IPAexゴシック" style:font-family-generic="modern" style:font-pitch="variable"/>
    <style:font-face style:name="Andalus" svg:font-family="Andalu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skoola Pota" svg:font-family="'Iskoola Pota'" style:font-family-generic="swiss" style:font-pitch="variable"/>
    <style:font-face style:name="Segoe Script" svg:font-family="'Segoe Script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1:55:37.697000000</meta:creation-date>
    <dc:date>2014-03-30T12:31:44.853000000</dc:date>
    <meta:editing-duration>PT32M32S</meta:editing-duration>
    <meta:editing-cycles>16</meta:editing-cycles>
    <meta:generator>LibreOffice/4.2.2.1$Windows_x86 LibreOffice_project/3be8cda0bddd8e430d8cda1ebfd581265cca5a0f</meta:generator>
    <meta:document-statistic meta:object-count="32"/>
  </office:meta>
</office:document-meta>
</file>